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6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10.418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 text:style-name="P1"><text:span text:style-name="T1">Einführung in die Fotografi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Geschichte der Fotografi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Folie 1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lab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16:28:53.283533916</meta:creation-date>
    <dc:date>2020-12-23T18:06:38.920639285</dc:date>
    <meta:editing-duration>P3DT1H7M44S</meta:editing-duration>
    <meta:editing-cycles>89</meta:editing-cycles>
    <meta:generator>LibreOffice/6.4.5.1$Linux_X86_64 LibreOffice_project/40$Build-1</meta:generator>
    <meta:document-statistic meta:object-count="30"/>
  </office:meta>
</office:document-meta>
</file>